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1"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2"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3"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4"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5"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1458315639696163550"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5688138143476751531"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4504554273628190579"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4062554544623918225"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4008148587656329200"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2256887639322091670"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3739291"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8161351634994203868"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7678207538065235230"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6183722972895980145"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2715387069222608293"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287717772761828199"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841986877011199292"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6617079046507704648"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035989204219247892"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7101350078207652716"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2337875966370821952" text:style-name="L16">
        <text:list-item>
          <text:p text:style-name="P29">Implement deploy mage button DONE</text:p>
        </text:list-item>
      </text:list>
      <text:p text:style-name="P1">Implement Ranger Class</text:p>
      <text:list xml:id="list2461627394934525279"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1312017843212969917"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315783978000672358" text:style-name="L19">
        <text:list-item>
          <text:p text:style-name="P32">single target damage effect </text:p>
        </text:list-item>
        <text:list-item>
          <text:p text:style-name="P32">aoe damage effect DONE</text:p>
        </text:list-item>
      </text:list>
      <text:p text:style-name="P1">Fix knockdown/standup on defenders DONE</text:p>
      <text:list xml:id="list2298744816859938791"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826276667446447654"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555385238772136124"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548717698735157812"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650700339232435068"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331105591341567233"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5804979227424305068"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3808590166985406708"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361456470665147569"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7003568651492932427" text:style-name="L29">
        <text:list-item>
          <text:p text:style-name="P42">Clean up UI</text:p>
          <text:list>
            <text:list-item>
              <text:p text:style-name="P42">Replace all text components with tmpro</text:p>
            </text:list-item>
          </text:list>
        </text:list-item>
      </text:list>
      <text:list xml:id="list7571795464744832660"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3507055774838613398"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4517118630171690267"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5408630813498615957" text:style-name="L33">
        <text:list-item>
          <text:p text:style-name="P46">Fix level load/tile issues DONE</text:p>
          <text:list>
            <text:list-item>
              <text:p text:style-name="P46">defenders and enemies shouldn't be placed on occupied tiles</text:p>
            </text:list-item>
          </text:list>
        </text:list-item>
      </text:list>
      <text:list xml:id="list3412628980224319375"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4391384963064124057"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8269831080675224192"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314937694265905436"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8067707435327329816"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306243671760571242"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1726129952510027842"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6048406289360682625"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3752162" text:continue-list="list1726129952510027842"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5310107963295575539"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7227439186962491845"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5000031143912804445"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8113820690678654245"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7400764831851556826"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326093595717122071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3484100615162978125"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2615780687823853869"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4192280390118644826"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3230400598583768204"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3110165689585601465"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541129946964805091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7315573484771376330"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06">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5958281498929583540"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6996883063090351208"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2153852970800229355"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4441994535534666201"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3736089" text:continue-list="list6996883063090351208"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800061687341752944"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7486631486840268909"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3129965974312203046"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6480079762879140265"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2533376095221433483"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6844991636952001783"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6590870305791283004"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4574878228441214520"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94199327826418402"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5370877262808597426"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4384505994310676343"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4332873861723216223"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6354538731389481864"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448003999607712533"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8217798508150400905"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6676522762179021432"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8294781374733532194" text:style-name="L75">
        <text:list-item>
          <text:p text:style-name="P80">create a visuals/tiles/background surronding the tiles DONE</text:p>
          <text:list>
            <text:list-item>
              <text:p text:style-name="P80">could use water tiles to make a BG. DONE</text:p>
            </text:list-item>
          </text:list>
        </text:list-item>
      </text:list>
      <text:list xml:id="list3999264925079281581"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3676113603084094747"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215582317398982153"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7831491312503649079"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6644669779900350478"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431072443288592904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5598458257892549424" text:style-name="L82">
        <text:list-item>
          <text:p text:style-name="P86">Refactor UI canvas scripts (world map, roster, etc) DONE</text:p>
          <text:list>
            <text:list-item>
              <text:p text:style-name="P86">create visual parent objects for the static classes DONE</text:p>
            </text:list-item>
          </text:list>
        </text:list-item>
      </text:list>
      <text:list xml:id="list4534686263873241049" text:style-name="L83">
        <text:list-item>
          <text:p text:style-name="P87">Refactor and update enemy scripts/abilities DONE</text:p>
          <text:p text:style-name="P87"/>
        </text:list-item>
      </text:list>
      <text:p text:style-name="P5">Sprint 32: New traits and passives (completed 15/9/19)</text:p>
      <text:list xml:id="list4159426106535774839"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7038803617846810719"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76562847207322373"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1835895537945628236"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8870038576685406412"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4332708081195646707"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522428653719088261" text:style-name="L90">
        <text:list-item>
          <text:p text:style-name="P94">New Scripts</text:p>
        </text:list-item>
      </text:list>
      <text:list xml:id="list7890493760429351960"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4847749679848443386"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1499529583469488935"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2054575195464732535" text:style-name="L94">
        <text:list-item>
          <text:p text:style-name="P98">Camoflage</text:p>
        </text:list-item>
      </text:list>
      <text:list xml:id="list3900094629810764952"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6716824444770702192"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1377498200922710773" text:style-name="L97">
        <text:list-item>
          <text:p text:style-name="P101"><text:s/>See notes in design notes document</text:p>
        </text:list-item>
      </text:list>
      <text:p text:style-name="P5">Sprint 39: Rework Necromancer enemy (completed 28/10/19)</text:p>
      <text:list xml:id="list6948075951100494995"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4143574247363087214"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33748599" text:continue-list="list3999264925079281581"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3740261"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4951505114852379483" text:style-name="L100">
        <text:list-item>
          <text:p text:style-name="P105">review scripts from sci fi game</text:p>
        </text:list-item>
      </text:list>
      <text:p text:style-name="P5">Sprint 43: Reward Screen updates + UI view updates (completed 31/10/19)</text:p>
      <text:list xml:id="list3162004221269212680"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9011253130741012475"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33732423" text:continue-list="list33740261"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562706448036047359"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7955220512274221375"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4886723243180621342" text:style-name="L105">
        <text:list-item>
          <text:p text:style-name="P110">Update script/ai logic DONE</text:p>
        </text:list-item>
        <text:list-item>
          <text:p text:style-name="P110">Play test/balance/debug DONE</text:p>
        </text:list-item>
      </text:list>
      <text:list xml:id="list7669740221390540518"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7128273621861596056"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8045103850161537733"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1255588268378929220"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8497321337859886199"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7585385872927604589"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6963735978107897934"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33740335" text:continue-list="list7955220512274221375" text:style-name="L104">
        <text:list-item>
          <text:p text:style-name="P109"><text:soft-page-break/>Rework abilities DONE</text:p>
        </text:list-item>
      </text:list>
      <text:list xml:id="list3913706232802592727"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2471267930451837974"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506011621122069432"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2662113260703855277"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5868634575019837471"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3376201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8717856510131297954"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8522046618892075112"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6042312048119011640"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1365110883651200833"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8108255355268757141"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8673254553732513606"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2970594284619405200"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7003785183425690112"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6489393585207883755"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671298623224972810" text:style-name="L127">
        <text:list-item>
          <text:p text:style-name="P132">Skeleton Warrior</text:p>
          <text:list>
            <text:list-item>
              <text:p text:style-name="P132">update code logic for guard ability DONE</text:p>
            </text:list-item>
          </text:list>
        </text:list-item>
      </text:list>
      <text:list xml:id="list4664060485819624882"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3383002569067136959"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6697302136433339266"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479133367012869052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4166387900543241361"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5406885484484716395"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8733826559316399810" text:style-name="L134">
        <text:list-item>
          <text:p text:style-name="P139">when character is killed, their activation isnt instantly destroyed, instead it fades out gradually, or plays some nice visual effect (e.g. burning up) DONE</text:p>
        </text:list-item>
      </text:list>
      <text:list xml:id="list33745553" text:continue-list="list5406885484484716395"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5048639334590781066"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3917662187720478005"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3655304225162793206" text:style-name="L137">
        <text:list-item>
          <text:p text:style-name="P142">Movement</text:p>
        </text:list-item>
      </text:list>
      <text:list xml:id="list1362791760450457227" text:style-name="L138">
        <text:list-item>
          <text:p text:style-name="P143">free strike event occurs BEFORE character moves away DONE</text:p>
        </text:list-item>
      </text:list>
      <text:p text:style-name="P2">UI</text:p>
      <text:list xml:id="list7012021308242073684" text:style-name="L139">
        <text:list-item>
          <text:p text:style-name="P144">Status icon panel fades in and out DONE</text:p>
        </text:list-item>
      </text:list>
      <text:list xml:id="list351380896198250003"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1089638088593780423" text:style-name="L141">
        <text:list-item>
          <text:p text:style-name="P146">text logic also edits ability info panel text fields (just for the starting defender abilities) DONE</text:p>
        </text:list-item>
      </text:list>
      <text:p text:style-name="P2">Play Test</text:p>
      <text:list xml:id="list7658082269717764415" text:style-name="L142">
        <text:list-item>
          <text:p text:style-name="P147">Play the game and hunt/squash bugs</text:p>
        </text:list-item>
      </text:list>
      <text:p text:style-name="P2">Controls</text:p>
      <text:list xml:id="list2227954036252743886"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8125287007017522355" text:style-name="L144">
        <text:list-header>
          <text:p text:style-name="P149"/>
        </text:list-header>
      </text:list>
      <text:p text:style-name="P5">Sprint 66: More Mystery Encounters</text:p>
      <text:list xml:id="list8472933107621850222" text:style-name="L145">
        <text:list-item>
          <text:p text:style-name="P150">Add 4 more mystery encounters to the game</text:p>
        </text:list-item>
      </text:list>
      <text:list xml:id="list33734266" text:continue-list="list8108255355268757141"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602144533582881868"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1101798100957440051"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6809309737854662890"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5486981505629892305"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672096974199570088"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1330371328880469249"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1375205320863761451"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6907157524555458551"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2227700021625469692"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1790135975935144849"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7182349041650000883" text:style-name="L156">
        <text:list-item>
          <text:p text:style-name="P214">Enemy ability/passive updates</text:p>
          <text:list>
            <text:list-item>
              <text:p text:style-name="P214">Necromancer </text:p>
            </text:list-item>
          </text:list>
        </text:list-item>
      </text:list>
      <text:list xml:id="list2704274961873831085" text:style-name="L157">
        <text:list-item>
          <text:p text:style-name="P215">Warrior</text:p>
        </text:list-item>
      </text:list>
      <text:p text:style-name="P11"/>
      <text:p text:style-name="P9">Sprint 72: General game changes / experimentation (completed 26/12/19)</text:p>
      <text:list xml:id="list8838820097645886858"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3151060669896270495"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5330906586673197022"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4271892225798986035" text:style-name="L161">
        <text:list-item>
          <text:p text:style-name="P219">Remove artifacts system for now DONE</text:p>
        </text:list-item>
      </text:list>
      <text:list xml:id="list5751796396043457520"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966679018557661907"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7274490372536199621"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4911371571965637678"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5136506531807531732"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2174051461512274623"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6686519440284431810" text:style-name="L168">
        <text:list-item>
          <text:p text:style-name="P226">Play test map/tile changes and debug DONE</text:p>
        </text:list-item>
      </text:list>
      <text:p text:style-name="P11"/>
      <text:p text:style-name="P9">Sprint 74: Redesign and Brainstorming (completed 8/1/2020)</text:p>
      <text:list xml:id="list6504117487199156848"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9108512974649151286"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1437345954970486104"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5470807641955850312"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1192895005520329683"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8150429507540755240"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252376506835513836"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6489809620808599665"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4599708318871775509"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8801030298813827480"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1754268570063142490"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9197668039383959291"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1592725411269991499" text:style-name="L181">
        <text:list-item>
          <text:p text:style-name="P163">Cyromancy</text:p>
        </text:list-item>
      </text:list>
      <text:list xml:id="list33744741" text:continue-list="list9197668039383959291"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2133228482234267811"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9193621780375808999"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7959093567858305120"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3230280917047484538"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3408717719959622807"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2901576777680342589"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33761475"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8843717813540485370"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3710208921950327007"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5608972138832016326"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4338319023079978181"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1222379398772553232"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8637775120000513331"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686443080545315918"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3781007273906174573"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1024774471978927791"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5421396991775147476"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34996430930887099"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1595514149142160288"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162615497431441869"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4772323483217377802" text:style-name="L201">
        <text:list-item>
          <text:p text:style-name="P232">Components</text:p>
          <text:list>
            <text:list-item>
              <text:p text:style-name="P232">image</text:p>
            </text:list-item>
            <text:list-item>
              <text:p text:style-name="P232">button</text:p>
            </text:list-item>
          </text:list>
        </text:list-item>
      </text:list>
      <text:list xml:id="list5672809599399289815"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6267898849988125710"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6158671093045661439"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8942991695051153895" text:style-name="L205">
        <text:list-item>
          <text:p text:style-name="P236">talentPointsText (TMP)</text:p>
        </text:list-item>
        <text:list-item>
          <text:p text:style-name="P236">talentPoints (int)</text:p>
        </text:list-item>
      </text:list>
      <text:list xml:id="list5387727694945240904"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429650452996835310" text:style-name="L207">
        <text:list-item>
          <text:p text:style-name="P238">the plus button for each class will have the characterData method IncreaseSkillPoint(string className) imbedded into the button component</text:p>
        </text:list-item>
      </text:list>
      <text:list xml:id="list6614710231083982817"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6842419632973376783"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678041804781649495"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27394445408316653"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8819290315915317114"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8659540739817257605"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1379107527490011536"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8594921542162135781"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7760311792031760087"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4875790704761967412"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5027244850569209804"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1829551173096800842"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3317605784214916698"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6031807166329014913"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9211496459195720465"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6118219529749777885"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3062615491462071954"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995275457609686775"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7910647754251447987" text:style-name="L226">
        <text:list-item>
          <text:p text:style-name="P257">Rebuild all skellys in UCM</text:p>
        </text:list-item>
      </text:list>
      <text:list xml:id="list8288373920416388735"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5658819348550248342"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6110827788748528298"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8867575495093513190"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1711087974494789200"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4503790531057515515"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2965779891586468058"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2353227003064774866"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7894842573395739612"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2209846796685596387"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5743798166585127512"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2846492020223066818"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3545750768178702074"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4450427448241676259"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6295809023945081525"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5197395626899503669"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6412912018352381030"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7970624763663777125"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5206373362008479611" text:style-name="L245">
        <text:list-item>
          <text:p text:style-name="P300">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6767418074267906373" text:style-name="L246">
        <text:list-item>
          <text:p text:style-name="P301">To do</text:p>
        </text:list-item>
      </text:list>
      <text:list xml:id="list5643935849332585167"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7866282689548828413" text:style-name="L248">
        <text:list-item>
          <text:p text:style-name="P302">Event sequence</text:p>
        </text:list-item>
      </text:list>
      <text:list xml:id="list3597712329230035533"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7017266531317435653" text:style-name="L250">
        <text:list-item>
          <text:p text:style-name="P303">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9077985880704377592"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8924051792239176889"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1930917280215991041" text:style-name="L253">
        <text:list-item>
          <text:p text:style-name="P304"><text:soft-page-break/>Consumables List</text:p>
        </text:list-item>
      </text:list>
      <text:list xml:id="list5383623096474764938"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5511246578004270045" text:style-name="L255">
        <text:list-item>
          <text:p text:style-name="P181">Molotov</text:p>
          <text:list>
            <text:list-item>
              <text:p text:style-name="P181">Deal 8 Fire damage to all characters in a 3x3 area and apply 1 Burning.</text:p>
            </text:list-item>
          </text:list>
        </text:list-item>
      </text:list>
      <text:list xml:id="list3352425594295694943" text:style-name="L256">
        <text:list-item>
          <text:p text:style-name="P182">Bottled Frost</text:p>
          <text:list>
            <text:list-item>
              <text:p text:style-name="P182">Apply Chilled to all characters in a 3x3 area</text:p>
            </text:list-item>
          </text:list>
        </text:list-item>
      </text:list>
      <text:list xml:id="list3568307843226574761" text:style-name="L257">
        <text:list-item>
          <text:p text:style-name="P183">Poison Grenade</text:p>
          <text:list>
            <text:list-item>
              <text:p text:style-name="P183">Apply 3 Poisoned to all characters in a 3x3 area</text:p>
            </text:list-item>
          </text:list>
        </text:list-item>
      </text:list>
      <text:list xml:id="list6855262508674120183" text:style-name="L258">
        <text:list-item>
          <text:p text:style-name="P184">Love Potion</text:p>
          <text:list>
            <text:list-item>
              <text:p text:style-name="P201">Apply 'Stunned' to a target</text:p>
            </text:list-item>
          </text:list>
        </text:list-item>
      </text:list>
      <text:list xml:id="list265139541120034199" text:style-name="L259">
        <text:list-item>
          <text:p text:style-name="P202">Dynamite</text:p>
          <text:list>
            <text:list-item>
              <text:p text:style-name="P202">Deal 10 physical damage to all characters in a 3x3 area</text:p>
            </text:list-item>
          </text:list>
        </text:list-item>
      </text:list>
      <text:list xml:id="list9191134885228090005"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05">Give a character 4 Temporary Strength</text:p>
            </text:list-item>
          </text:list>
        </text:list-item>
        <text:list-item>
          <text:p text:style-name="P203">Bottled Brilliance</text:p>
          <text:list>
            <text:list-item>
              <text:p text:style-name="P305">Give a character 4 Temporary Wisdom</text:p>
            </text:list-item>
          </text:list>
        </text:list-item>
      </text:list>
      <text:p text:style-name="P11"/>
      <text:p text:style-name="P11">Extra potion ides</text:p>
      <text:list xml:id="list8582708934900099585" text:style-name="L261">
        <text:list-item>
          <text:p text:style-name="P282"><text:soft-page-break/>Invincibility potion</text:p>
          <text:list>
            <text:list-item>
              <text:p text:style-name="P282">become immune to all damage until end of turn cycle</text:p>
            </text:list-item>
          </text:list>
        </text:list-item>
      </text:list>
      <text:list xml:id="list5325096797142488369"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410645660018276455"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7532572924074815724"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6387014540740017711"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8838263465883518114"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4079986065746464188"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2318995703777713296"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4574161684558413546"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5434841784134730846"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1627946462864248356"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129785120800315485"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9">Sprint 95: Redesigns</text:p>
      <text:p text:style-name="P11">To do</text:p>
      <text:list xml:id="list4684797566638965784" text:style-name="L273">
        <text:list-item>
          <text:p text:style-name="P294">Redesign talent trees DONE</text:p>
        </text:list-item>
        <text:list-item>
          <text:p text:style-name="P294">redesign / rebalance abilities DONE</text:p>
        </text:list-item>
        <text:list-item>
          <text:p text:style-name="P294">redesign all items and bonuses</text:p>
        </text:list-item>
        <text:list-item>
          <text:p text:style-name="P294">redesign all enemies</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text:p>
        </text:list-item>
        <text:list-item>
          <text:p text:style-name="P294">redesign camp site encounter</text:p>
        </text:list-item>
        <text:list-item>
          <text:p text:style-name="P294">redesign states</text:p>
        </text:list-item>
        <text:list-item>
          <text:p text:style-name="P294">redesign shop/village encounter</text:p>
        </text:list-item>
        <text:list-item>
          <text:p text:style-name="P294">design more world prefabs and world travelling rules</text:p>
        </text:list-item>
        <text:list-item>
          <text:p text:style-name="P294">design difficulty / ascension system</text:p>
        </text:list-item>
        <text:list-item>
          <text:p text:style-name="P294">design act 2 loosely</text:p>
        </text:list-item>
      </text:list>
      <text:p text:style-name="P11"/>
      <text:p text:style-name="P11"/>
      <text:p text:style-name="P11"/>
      <text:p text:style-name="P11"/>
      <text:p text:style-name="P10">Sprints</text:p>
      <text:p text:style-name="P11"><text:soft-page-break/>Sprint ??: More designs: Rework assassination tree and other trees + abilities, design more enemies</text:p>
      <text:p text:style-name="P11">Sprint ??: Mouse over info system / Status icon mouse over system reworked</text:p>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Sprint ??: Player prefs / load and save game</text:p>
      <text:p text:style-name="P11">Sprint ??: Loading screen tips.</text:p>
      <text:p text:style-name="P11"/>
      <text:p text:style-name="P11"/>
      <text:p text:style-name="P11">Things that need better mouse over info logic</text:p>
      <text:list xml:id="list33748513" text:continue-list="list4574161684558413546"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
      <text:p text:style-name="P11"/>
      <text:p text:style-name="P9">To do Before giving out for play testing</text:p>
      <text:list xml:id="list5848202446183385544" text:style-name="L274">
        <text:list-item>
          <text:p text:style-name="P295">TIP SYSTEM!: at least while screen loading, something simple.</text:p>
        </text:list-item>
        <text:list-item>
          <text:p text:style-name="P295">Action queue system (prevent players from accidently breaking game by using an ability while another ability action is not yet resolved) DONE</text:p>
        </text:list-item>
        <text:list-item>
          <text:p text:style-name="P295">Game over victory and game over defeat events confirmed to work properly DONE</text:p>
        </text:list-item>
        <text:list-item>
          <text:p text:style-name="P295"><text:soft-page-break/>Player Prefs / save game / load saved game feature</text:p>
        </text:list-item>
        <text:list-item>
          <text:p text:style-name="P295">quit button on main menu closes application DONE</text:p>
        </text:list-item>
        <text:list-item>
          <text:p text:style-name="P295">Re do status icons view system DONE</text:p>
        </text:list-item>
        <text:list-item>
          <text:p text:style-name="P295">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3867474705149802801" text:style-name="L275">
        <text:list-item>
          <text:p text:style-name="P186">Update kings blessing event buttons views DONE</text:p>
        </text:list-item>
      </text:list>
      <text:p text:style-name="P11"/>
      <text:p text:style-name="P11"/>
      <text:p text:style-name="P11"/>
      <text:p text:style-name="P9">Views and Visuals to update (general over view)</text:p>
      <text:list xml:id="list3159376398294892518" text:style-name="L276">
        <text:list-item>
          <text:p text:style-name="P296">Main menu screen</text:p>
        </text:list-item>
        <text:list-item>
          <text:p text:style-name="P296">Team builder screen</text:p>
        </text:list-item>
        <text:list-item>
          <text:p text:style-name="P296">World Map</text:p>
        </text:list-item>
        <text:list-item>
          <text:p text:style-name="P296">Character Panel</text:p>
          <text:list>
            <text:list-item>
              <text:p text:style-name="P296">Front Page</text:p>
            </text:list-item>
            <text:list-item>
              <text:p text:style-name="P296">Talents Page</text:p>
            </text:list-item>
          </text:list>
        </text:list-item>
      </text:list>
      <text:list xml:id="list2472615116780045152" text:style-name="L277">
        <text:list-item>
          <text:p text:style-name="P297">Camp site screen</text:p>
        </text:list-item>
        <text:list-item>
          <text:p text:style-name="P297">Shop screen</text:p>
        </text:list-item>
        <text:list-item>
          <text:p text:style-name="P297">Game Level</text:p>
          <text:list>
            <text:list-item>
              <text:p text:style-name="P297">Level BG</text:p>
            </text:list-item>
            <text:list-item>
              <text:p text:style-name="P297">Tiles</text:p>
            </text:list-item>
          </text:list>
        </text:list-item>
      </text:list>
      <text:list xml:id="list8827040794778598052" text:style-name="L278">
        <text:list-item>
          <text:p text:style-name="P298">Enemy Info panels</text:p>
        </text:list-item>
        <text:list-item>
          <text:p text:style-name="P298">Top Panel</text:p>
        </text:list-item>
        <text:list-item>
          <text:p text:style-name="P298">States View</text:p>
        </text:list-item>
        <text:list-item>
          <text:p text:style-name="P298">Defender ability bar view</text:p>
        </text:list-item>
        <text:list-item>
          <text:p text:style-name="P298"><text:soft-page-break/>All new ability + passive icons</text:p>
        </text:list-item>
        <text:list-item>
          <text:p text:style-name="P298">Ability Info Panel</text:p>
        </text:list-item>
        <text:list-item>
          <text:p text:style-name="P298">Items + Item Cards</text:p>
        </text:list-item>
        <text:list-item>
          <text:p text:style-name="P298">States + State Cards</text:p>
        </text:list-item>
      </text:list>
      <text:p text:style-name="P11"/>
      <text:p text:style-name="P11"/>
      <text:list xml:id="list2004936307842710961" text:style-name="L279">
        <text:list-item>
          <text:list>
            <text:list-item>
              <text:list>
                <text:list-header>
                  <text:p text:style-name="P299"/>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0T13:53:13.51</dc:date>
    <dc:creator>will black</dc:creator>
    <meta:editing-duration>P43DT8H10M8S</meta:editing-duration>
    <meta:editing-cycles>1129</meta:editing-cycles>
    <meta:generator>OpenOffice/4.1.6$Win32 OpenOffice.org_project/416m1$Build-9790</meta:generator>
    <meta:document-statistic meta:table-count="0" meta:image-count="0" meta:object-count="0" meta:page-count="76" meta:paragraph-count="1990" meta:word-count="14610" meta:character-count="82987"/>
  </office:meta>
</office:document-meta>
</file>